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stroke="solid"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4cm" svg:height="0.389cm" svg:x="7.858cm" svg:y="10.8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3" draw:text-style-name="P1" draw:layer="layout" svg:width="8.451cm" svg:height="2.42cm" draw:transform="skewX (-0.269827902358323) rotate (-1.68319553062333) translate (12.4298049984098cm 6.05008865311264cm)" svg:viewBox="0 0 8452 2421" svg:d="M0 0c8569-5 8452 2421 8452 2421v-67">
          <text:p/>
        </draw:path>
        <draw:line draw:style-name="gr4" draw:text-style-name="P1" draw:layer="layout" svg:x1="9.255cm" svg:y1="14.843cm" svg:x2="8.747cm" svg:y2="14.843cm">
          <text:p/>
        </draw:line>
        <draw:line draw:style-name="gr4" draw:text-style-name="P1" draw:layer="layout" svg:x1="9.255cm" svg:y1="13.55cm" svg:x2="8.747cm" svg:y2="13.55cm">
          <text:p/>
        </draw:line>
        <draw:line draw:style-name="gr4" draw:text-style-name="P3" draw:layer="layout" svg:x1="9.255cm" svg:y1="11.137cm" svg:x2="8.747cm" svg:y2="11.137cm">
          <text:p/>
        </draw:line>
        <draw:line draw:style-name="gr4" draw:text-style-name="P1" draw:layer="layout" svg:x1="9.255cm" svg:y1="12.407cm" svg:x2="8.747cm" svg:y2="12.407cm">
          <text:p/>
        </draw:line>
        <draw:frame draw:style-name="gr2" draw:text-style-name="P2" draw:layer="layout" svg:width="0.386cm" svg:height="0.389cm" svg:x="7.858cm" svg:y="12.1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7.858cm" svg:y="13.2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7.858cm" svg:y="14.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" draw:text-style-name="P1" draw:layer="layout" svg:x1="10.398cm" svg:y1="15.863cm" svg:x2="10.398cm" svg:y2="16.371cm">
          <text:p/>
        </draw:line>
        <draw:line draw:style-name="gr4" draw:text-style-name="P1" draw:layer="layout" svg:x1="11.822cm" svg:y1="15.863cm" svg:x2="11.822cm" svg:y2="16.371cm">
          <text:p/>
        </draw:line>
        <draw:line draw:style-name="gr4" draw:text-style-name="P1" draw:layer="layout" svg:x1="13.192cm" svg:y1="15.863cm" svg:x2="13.192cm" svg:y2="16.371cm">
          <text:p/>
        </draw:line>
        <draw:frame draw:style-name="gr2" draw:text-style-name="P2" draw:layer="layout" svg:width="0.377cm" svg:height="0.389cm" svg:x="8.243cm" svg:y="16.1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377cm" svg:height="0.389cm" svg:x="10.275cm" svg:y="16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377cm" svg:height="0.389cm" svg:x="11.795cm" svg:y="16.75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377cm" svg:height="0.389cm" svg:x="13.065cm" svg:y="16.7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394cm" svg:height="0.389cm" svg:x="14.308cm" svg:y="16.75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1" draw:layer="layout" svg:x1="14.435cm" svg:y1="15.863cm" svg:x2="14.435cm" svg:y2="16.371cm">
          <text:p/>
        </draw:line>
        <draw:line draw:style-name="gr5" draw:text-style-name="P1" draw:layer="layout" svg:x1="4.302cm" svg:y1="22.59cm" svg:x2="16.621cm" svg:y2="4.556cm">
          <text:p/>
        </draw:line>
        <draw:frame draw:style-name="gr2" draw:text-style-name="P2" draw:layer="layout" svg:width="3.944cm" svg:height="0.93cm" svg:x="6.207cm" svg:y="5.8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3.25cm" svg:height="0.627cm" svg:x="13.192cm" svg:y="10.01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2.844cm" svg:x2="9.001cm" svg:y2="15.991cm">
          <text:p/>
        </draw:line>
        <draw:line draw:style-name="gr6" draw:text-style-name="P1" draw:layer="layout" svg:x1="1.889cm" svg:y1="4.937cm" svg:x2="13.319cm" svg:y2="22.336cm">
          <text:p/>
        </draw:line>
        <draw:line draw:style-name="gr4" draw:text-style-name="P1" draw:layer="layout" svg:x1="7.604cm" svg:y1="15.859cm" svg:x2="7.604cm" svg:y2="16.367cm">
          <text:p/>
        </draw:line>
        <draw:line draw:style-name="gr4" draw:text-style-name="P1" draw:layer="layout" svg:x1="6.177cm" svg:y1="15.859cm" svg:x2="6.177cm" svg:y2="16.367cm">
          <text:p/>
        </draw:line>
        <draw:line draw:style-name="gr4" draw:text-style-name="P1" draw:layer="layout" svg:x1="4.777cm" svg:y1="15.859cm" svg:x2="4.777cm" svg:y2="16.367cm">
          <text:p/>
        </draw:line>
        <draw:line draw:style-name="gr4" draw:text-style-name="P1" draw:layer="layout" svg:x1="3.377cm" svg:y1="15.859cm" svg:x2="3.377cm" svg:y2="16.367cm">
          <text:p/>
        </draw:line>
        <draw:line draw:style-name="gr4" draw:text-style-name="P1" draw:layer="layout" svg:x1="9.255cm" svg:y1="17.35cm" svg:x2="8.747cm" svg:y2="17.35cm">
          <text:p/>
        </draw:line>
        <draw:line draw:style-name="gr4" draw:text-style-name="P1" draw:layer="layout" svg:x1="9.255cm" svg:y1="18.65cm" svg:x2="8.747cm" svg:y2="18.65cm">
          <text:p/>
        </draw:line>
        <draw:line draw:style-name="gr4" draw:text-style-name="P1" draw:layer="layout" svg:x1="9.255cm" svg:y1="19.85cm" svg:x2="8.747cm" svg:y2="19.85cm">
          <text:p/>
        </draw:line>
        <draw:line draw:style-name="gr4" draw:text-style-name="P1" draw:layer="layout" svg:x1="9.255cm" svg:y1="21.05cm" svg:x2="8.747cm" svg:y2="21.05cm">
          <text:p/>
        </draw:line>
        <draw:path draw:style-name="gr3" draw:text-style-name="P1" draw:layer="layout" svg:width="8.452cm" svg:height="2.42cm" draw:transform="skewX (0.269827902358323) rotate (1.68319553062333) translate (6.52026838366996cm 14.4494153176969cm)" svg:viewBox="0 0 8453 2421" svg:d="M8453 0c-8569-5-8453 2421-8453 2421v-68">
          <text:p/>
        </draw:path>
        <draw:frame draw:style-name="gr2" draw:text-style-name="P2" draw:layer="layout" svg:width="3.25cm" svg:height="0.627cm" svg:x="1.687cm" svg:y="10.02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2T17:02:42.441051328</dc:date>
    <meta:editing-duration>PT1H2M5S</meta:editing-duration>
    <meta:editing-cycles>26</meta:editing-cycles>
    <meta:generator>LibreOffice/6.4.7.2$Linux_X86_64 LibreOffice_project/40$Build-2</meta:generator>
    <meta:document-statistic meta:object-count="38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n>1</mn>
    <annotation encoding="StarMath 5.0">1</annotation>
  </semantics>
</math>
</file>

<file path=Object 12/content.xml><?xml version="1.0" encoding="utf-8"?>
<math xmlns="http://www.w3.org/1998/Math/MathML" display="block">
  <semantics>
    <mn>2</mn>
    <annotation encoding="StarMath 5.0">2</annotation>
  </semantics>
</math>
</file>

<file path=Object 14/content.xml><?xml version="1.0" encoding="utf-8"?>
<math xmlns="http://www.w3.org/1998/Math/MathML" display="block">
  <semantics>
    <mstyle color="green">
      <mrow>
        <mi>f</mi>
        <mi>'</mi>
        <mi mathvariant="italic">croissante</mi>
      </mrow>
    </mstyle>
    <annotation encoding="StarMath 5.0">color green { f' croissante
}</annotation>
  </semantics>
</math>
</file>

<file path=Object 15/content.xml><?xml version="1.0" encoding="utf-8"?>
<math xmlns="http://www.w3.org/1998/Math/MathML" display="block">
  <semantics>
    <mstyle color="red">
      <mrow>
        <mi>f</mi>
        <mi>'</mi>
        <mi mathvariant="italic">croissante</mi>
      </mrow>
    </mstyle>
    <annotation encoding="StarMath 5.0">color red { f' croissante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blue">
      <mrow>
        <mi>f</mi>
        <mrow>
          <mrow>
            <mo fence="true" stretchy="false">(</mo>
            <mrow>
              <mi>x</mi>
            </mrow>
            <mo fence="true" stretchy="false">)</mo>
          </mrow>
          <mo stretchy="false">=</mo>
          <mrow>
            <msup>
              <mi>x</mi>
              <mn>2</mn>
            </msup>
            <mo stretchy="false">+</mo>
            <mn>1</mn>
          </mrow>
        </mrow>
      </mrow>
    </mstyle>
    <annotation encoding="StarMath 5.0">color blue { f(x) = x^2 + 1}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